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8ccf"/>
    </style:style>
    <style:style style:name="gr2" style:family="graphic" style:parent-style-name="standard">
      <style:graphic-properties draw:stroke="none" svg:stroke-width="0.001cm" draw:fill-color="#8dcaef"/>
    </style:style>
    <style:style style:name="gr3" style:family="graphic" style:parent-style-name="standard">
      <style:graphic-properties draw:stroke="none" svg:stroke-width="0.001cm" draw:fill-color="#009bdf"/>
    </style:style>
    <style:style style:name="gr4" style:family="graphic" style:parent-style-name="standard">
      <style:graphic-properties draw:stroke="none" svg:stroke-width="0.001cm" draw:fill-color="#00688f"/>
    </style:style>
    <style:style style:name="gr5" style:family="graphic" style:parent-style-name="standard">
      <style:graphic-properties draw:stroke="none" svg:stroke-width="0.001cm" draw:fill-color="#1f1a17"/>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1cm" svg:stroke-color="#9b322c" draw:fill="none" draw:fill-color="#ffffff" fo:padding-top="-0.045cm" fo:padding-bottom="-0.045cm" fo:padding-left="-0.045cm" fo:padding-right="-0.045cm"/>
    </style:style>
    <style:style style:name="gr8" style:family="graphic" style:parent-style-name="standard">
      <style:graphic-properties draw:stroke="none" svg:stroke-width="0.01cm" draw:fill-color="#ffffff"/>
    </style:style>
    <style:style style:name="gr9" style:family="graphic" style:parent-style-name="standard">
      <style:graphic-properties draw:stroke="none" svg:stroke-width="0.01cm" draw:fill-color="#d25e6c"/>
    </style:style>
    <style:style style:name="gr10" style:family="graphic" style:parent-style-name="standard">
      <style:graphic-properties draw:stroke="none" svg:stroke-width="0.01cm" draw:fill-color="#007bb5"/>
    </style:style>
    <style:style style:name="gr11" style:family="graphic" style:parent-style-name="standard">
      <style:graphic-properties draw:stroke="none" svg:stroke-width="0.01cm" draw:fill-color="#8dcaef"/>
    </style:style>
    <style:style style:name="gr12" style:family="graphic" style:parent-style-name="standard">
      <style:graphic-properties draw:stroke="none" svg:stroke-width="0.01cm" draw:fill-color="#009bdf"/>
    </style:style>
    <style:style style:name="gr13" style:family="graphic" style:parent-style-name="standard">
      <style:graphic-properties draw:stroke="none" svg:stroke-width="0.01cm" draw:fill-color="#1f1a17"/>
    </style:style>
  </office:automatic-styles>
  <office:body>
    <office:drawing>
      <draw:page draw:name="page1" draw:style-name="dp1" draw:master-page-name="Default">
        <draw:g>
          <draw:glue-point draw:id="4" svg:x="0cm" svg:y="-5cm"/>
          <draw:glue-point draw:id="5" svg:x="-3.355cm" svg:y="5cm"/>
          <draw:glue-point draw:id="6" svg:x="3.376cm" svg:y="5cm"/>
          <draw:glue-point draw:id="7" svg:x="0.01cm" svg:y="5cm"/>
          <draw:glue-point draw:id="8" svg:x="-5cm" svg:y="-3.874cm"/>
          <draw:glue-point draw:id="9" svg:x="-5cm" svg:y="-1.218cm"/>
          <draw:glue-point draw:id="10" svg:x="-5cm" svg:y="-2.546cm"/>
          <draw:glue-point draw:id="11" svg:x="5cm" svg:y="-3.874cm"/>
          <draw:glue-point draw:id="12" svg:x="5cm" svg:y="-1.218cm"/>
          <draw:glue-point draw:id="13" svg:x="5cm" svg:y="-2.546cm"/>
          <draw:glue-point draw:id="14" svg:x="0.003cm" svg:y="-0.528cm"/>
          <draw:polygon draw:style-name="gr1" draw:layer="layout" svg:width="1.109cm" svg:height="1.093cm" svg:x="0.279cm" svg:y="0.902cm" svg:viewBox="0 0 1110 1094" draw:points="0,0 0,1094 1110,1094 1110,0">
            <text:p/>
          </draw:polygon>
          <draw:polygon draw:style-name="gr2" draw:layer="layout" svg:width="0.01cm" svg:height="1.098cm" svg:x="0.274cm" svg:y="0.902cm" svg:viewBox="0 0 11 1099" draw:points="5,1099 11,1094 11,0 0,0 0,1094">
            <text:p/>
          </draw:polygon>
          <draw:polygon draw:style-name="gr2" draw:layer="layout" svg:width="1.115cm" svg:height="0.01cm" svg:x="0.279cm" svg:y="1.99cm" svg:viewBox="0 0 1116 11" draw:points="1116,5 1110,0 0,0 0,11 1110,11">
            <text:p/>
          </draw:polygon>
          <draw:polygon draw:style-name="gr2" draw:layer="layout" svg:width="0.01cm" svg:height="1.098cm" svg:x="1.383cm" svg:y="0.897cm" svg:viewBox="0 0 11 1099" draw:points="5,0 0,5 0,1099 11,1099 11,5">
            <text:p/>
          </draw:polygon>
          <draw:polygon draw:style-name="gr2" draw:layer="layout" svg:width="1.114cm" svg:height="0.01cm" svg:x="0.274cm" svg:y="0.897cm" svg:viewBox="0 0 1115 11" draw:points="0,5 5,11 1115,11 1115,0 5,0">
            <text:p/>
          </draw:polygon>
          <draw:polygon draw:style-name="gr3" draw:layer="layout" svg:width="1.246cm" svg:height="0.137cm" svg:x="0.279cm" svg:y="0.765cm" svg:viewBox="0 0 1247 138" draw:points="0,138 136,0 1247,0 1110,138">
            <text:p/>
          </draw:polygon>
          <draw:polygon draw:style-name="gr2" draw:layer="layout" svg:width="0.144cm" svg:height="0.145cm" svg:x="0.275cm" svg:y="0.76cm" svg:viewBox="0 0 145 146" draw:points="141,0 137,1 0,139 7,146 145,8">
            <text:p/>
          </draw:polygon>
          <draw:polygon draw:style-name="gr2" draw:layer="layout" svg:width="1.112cm" svg:height="0.01cm" svg:x="0.415cm" svg:y="0.76cm" svg:viewBox="0 0 1113 11" draw:points="1113,9 1109,0 0,0 0,11 1109,11">
            <text:p/>
          </draw:polygon>
          <draw:polygon draw:style-name="gr2" draw:layer="layout" svg:width="0.143cm" svg:height="0.145cm" svg:x="1.384cm" svg:y="0.762cm" svg:viewBox="0 0 144 146" draw:points="3,146 7,144 144,7 136,0 0,137">
            <text:p/>
          </draw:polygon>
          <draw:polygon draw:style-name="gr2" draw:layer="layout" svg:width="1.113cm" svg:height="0.01cm" svg:x="0.275cm" svg:y="0.897cm" svg:viewBox="0 0 1114 11" draw:points="0,1 3,11 1114,11 1114,0 3,0">
            <text:p/>
          </draw:polygon>
          <draw:polygon draw:style-name="gr4" draw:layer="layout" svg:width="0.136cm" svg:height="1.23cm" svg:x="1.388cm" svg:y="0.765cm" svg:viewBox="0 0 137 1231" draw:points="0,136 137,0 137,1093 0,1231">
            <text:p/>
          </draw:polygon>
          <draw:polygon draw:style-name="gr2" draw:layer="layout" svg:width="0.145cm" svg:height="0.144cm" svg:x="1.384cm" svg:y="0.762cm" svg:viewBox="0 0 146 145" draw:points="146,3 137,0 0,138 7,145 144,7">
            <text:p/>
          </draw:polygon>
          <draw:polygon draw:style-name="gr2" draw:layer="layout" svg:width="0.01cm" svg:height="1.096cm" svg:x="1.519cm" svg:y="0.765cm" svg:viewBox="0 0 11 1097" draw:points="9,1097 11,1093 11,0 0,0 0,1093">
            <text:p/>
          </draw:polygon>
          <draw:polygon draw:style-name="gr2" draw:layer="layout" svg:width="0.145cm" svg:height="0.144cm" svg:x="1.383cm" svg:y="1.855cm" svg:viewBox="0 0 146 145" draw:points="0,141 8,145 146,6 138,0 1,137">
            <text:p/>
          </draw:polygon>
          <draw:polygon draw:style-name="gr2" draw:layer="layout" svg:width="0.01cm" svg:height="1.096cm" svg:x="1.383cm" svg:y="0.899cm" svg:viewBox="0 0 11 1097" draw:points="1,0 0,3 0,1097 11,1097 11,3">
            <text:p/>
          </draw:polygon>
          <draw:polygon draw:style-name="gr5" draw:layer="layout" svg:width="0.387cm" svg:height="0.171cm" svg:x="0.321cm" svg:y="1.347cm" svg:viewBox="0 0 388 172" draw:points="388,41 86,41 86,0 0,85 86,172 86,128 388,128">
            <text:p/>
          </draw:polygon>
          <draw:polygon draw:style-name="gr5" draw:layer="layout" svg:width="0.304cm" svg:height="0.304cm" svg:x="0.466cm" svg:y="1.085cm" svg:viewBox="0 0 305 305" draw:points="305,243 91,29 120,2 0,0 0,120 30,90 244,305">
            <text:p/>
          </draw:polygon>
          <draw:polygon draw:style-name="gr5" draw:layer="layout" svg:width="0.17cm" svg:height="0.388cm" svg:x="0.726cm" svg:y="0.94cm" svg:viewBox="0 0 171 389" draw:points="129,389 129,86 171,86 86,0 0,86 43,86 43,389">
            <text:p/>
          </draw:polygon>
          <draw:polygon draw:style-name="gr5" draw:layer="layout" svg:width="0.303cm" svg:height="0.305cm" svg:x="0.854cm" svg:y="1.085cm" svg:viewBox="0 0 304 306" draw:points="60,306 275,91 303,121 304,0 183,0 214,30 0,244">
            <text:p/>
          </draw:polygon>
          <draw:polygon draw:style-name="gr5" draw:layer="layout" svg:width="0.388cm" svg:height="0.17cm" svg:x="0.915cm" svg:y="1.347cm" svg:viewBox="0 0 389 171" draw:points="0,129 302,129 302,171 389,86 302,0 302,43 0,43">
            <text:p/>
          </draw:polygon>
          <draw:polygon draw:style-name="gr5" draw:layer="layout" svg:width="0.305cm" svg:height="0.303cm" svg:x="0.854cm" svg:y="1.475cm" svg:viewBox="0 0 306 304" draw:points="0,61 214,275 184,304 306,302 306,184 275,214 60,0">
            <text:p/>
          </draw:polygon>
          <draw:polygon draw:style-name="gr5" draw:layer="layout" svg:width="0.17cm" svg:height="0.388cm" svg:x="0.727cm" svg:y="1.536cm" svg:viewBox="0 0 171 389" draw:points="41,0 41,302 0,302 84,389 171,302 127,302 127,0">
            <text:p/>
          </draw:polygon>
          <draw:polygon draw:style-name="gr5" draw:layer="layout" svg:width="0.303cm" svg:height="0.305cm" svg:x="0.467cm" svg:y="1.475cm" svg:viewBox="0 0 304 306" draw:points="243,0 29,214 0,184 0,306 120,306 90,275 304,60">
            <text:p/>
          </draw:polygon>
          <draw:polygon draw:style-name="gr6" draw:layer="layout" svg:width="0.387cm" svg:height="0.171cm" svg:x="0.331cm" svg:y="1.357cm" svg:viewBox="0 0 388 172" draw:points="388,41 86,41 86,0 0,85 86,172 86,128 388,128">
            <text:p/>
          </draw:polygon>
          <draw:polygon draw:style-name="gr6" draw:layer="layout" svg:width="0.304cm" svg:height="0.304cm" svg:x="0.476cm" svg:y="1.096cm" svg:viewBox="0 0 305 305" draw:points="305,243 91,29 120,1 0,0 0,120 30,90 244,305">
            <text:p/>
          </draw:polygon>
          <draw:polygon draw:style-name="gr6" draw:layer="layout" svg:width="0.17cm" svg:height="0.388cm" svg:x="0.737cm" svg:y="0.95cm" svg:viewBox="0 0 171 389" draw:points="129,389 129,86 171,86 86,0 0,86 42,86 42,389">
            <text:p/>
          </draw:polygon>
          <draw:polygon draw:style-name="gr6" draw:layer="layout" svg:width="0.303cm" svg:height="0.305cm" svg:x="0.865cm" svg:y="1.095cm" svg:viewBox="0 0 304 306" draw:points="60,306 275,91 303,121 304,0 183,0 214,30 0,244">
            <text:p/>
          </draw:polygon>
          <draw:polygon draw:style-name="gr6" draw:layer="layout" svg:width="0.387cm" svg:height="0.171cm" svg:x="0.925cm" svg:y="1.357cm" svg:viewBox="0 0 388 172" draw:points="0,129 301,129 301,172 388,86 301,0 301,43 0,43">
            <text:p/>
          </draw:polygon>
          <draw:polygon draw:style-name="gr6" draw:layer="layout" svg:width="0.304cm" svg:height="0.303cm" svg:x="0.864cm" svg:y="1.485cm" svg:viewBox="0 0 305 304" draw:points="0,61 213,275 184,304 305,302 305,184 274,214 60,0">
            <text:p/>
          </draw:polygon>
          <draw:polygon draw:style-name="gr6" draw:layer="layout" svg:width="0.17cm" svg:height="0.388cm" svg:x="0.738cm" svg:y="1.547cm" svg:viewBox="0 0 171 389" draw:points="41,0 41,302 0,302 84,389 171,302 127,302 127,0">
            <text:p/>
          </draw:polygon>
          <draw:polygon draw:style-name="gr6" draw:layer="layout" svg:width="0.303cm" svg:height="0.305cm" svg:x="0.477cm" svg:y="1.485cm" svg:viewBox="0 0 304 306" draw:points="243,0 29,214 0,184 0,306 120,306 90,275 304,60">
            <text:p/>
          </draw:polygon>
          <draw:polygon draw:style-name="gr5" draw:layer="layout" svg:width="0.333cm" svg:height="0.334cm" svg:x="0.646cm" svg:y="1.281cm" svg:viewBox="0 0 334 335" draw:points="334,167 334,176 333,184 332,193 330,201 328,209 326,217 323,225 321,232 317,240 313,247 309,254 305,261 300,268 295,274 290,280 285,285 279,291 273,297 266,301 260,306 253,310 246,315 239,318 232,321 224,324 216,327 208,329 200,331 192,333 184,334 175,334 166,335 158,334 150,334 141,333 133,331 125,329 117,327 109,324 102,321 94,318 87,315 80,310 73,306 67,301 61,297 55,291 48,285 43,280 38,274 33,268 28,261 24,254 20,247 16,240 13,232 10,225 7,217 5,209 3,201 2,193 0,184 0,176 0,167 0,158 0,150 2,141 3,133 5,125 7,117 10,109 13,102 16,95 20,87 24,80 28,74 33,67 38,61 43,54 48,49 55,43 61,38 67,33 73,29 80,24 87,20 94,16 102,13 109,10 117,7 125,5 133,3 141,2 150,0 158,0 166,0 175,0 184,0 192,2 200,3 208,5 216,7 224,10 232,13 239,16 246,20 253,24 260,29 266,33 273,38 279,43 285,49 290,54 295,61 300,67 305,74 309,80 313,87 317,95 321,102 323,109 326,117 328,125 330,133 332,141 333,150 334,158">
            <text:p/>
          </draw:polygon>
          <draw:polygon draw:style-name="gr7" draw:layer="layout" svg:width="0.333cm" svg:height="0.334cm" svg:x="0.646cm" svg:y="1.281cm" svg:viewBox="0 0 334 335" draw:points="334,167 334,176 333,184 332,193 330,201 328,209 326,217 323,225 321,232 317,240 313,247 309,254 305,261 300,268 295,274 290,280 285,285 279,291 273,297 266,301 260,306 253,310 246,315 239,318 232,321 224,324 216,327 208,329 200,331 192,333 184,334 175,334 166,335 158,334 150,334 141,333 133,331 125,329 117,327 109,324 102,321 94,318 87,315 80,310 73,306 67,301 61,297 55,291 48,285 43,280 38,274 33,268 28,261 24,254 20,247 16,240 13,232 10,225 7,217 5,209 3,201 2,193 0,184 0,176 0,167 0,158 0,150 2,141 3,133 5,125 7,117 10,109 13,102 16,95 20,87 24,80 28,74 33,67 38,61 43,54 48,49 55,43 61,38 67,33 73,29 80,24 87,20 94,16 102,13 109,10 117,7 125,5 133,3 141,2 150,0 158,0 166,0 175,0 184,0 192,2 200,3 208,5 216,7 224,10 232,13 239,16 246,20 253,24 260,29 266,33 273,38 279,43 285,49 290,54 295,61 300,67 305,74 309,80 313,87 317,95 321,102 323,109 326,117 328,125 330,133 332,141 333,150 334,158">
            <text:p/>
          </draw:polygon>
          <draw:polygon draw:style-name="gr8" draw:layer="layout" svg:width="0.333cm" svg:height="0.334cm" svg:x="0.667cm" svg:y="1.302cm" svg:viewBox="0 0 334 335" draw:points="334,167 333,176 333,184 331,193 330,201 328,209 326,217 323,225 320,232 317,240 313,247 309,254 305,261 300,267 295,274 290,280 285,286 279,291 273,297 266,302 260,306 253,310 246,314 239,318 231,322 224,324 216,327 208,329 200,331 192,333 184,334 175,335 166,335 158,335 150,334 141,333 133,331 124,329 117,327 109,324 101,322 94,318 87,314 80,310 73,306 67,302 60,297 54,291 49,286 43,280 38,274 33,267 28,261 24,254 19,247 16,240 13,232 10,225 7,217 5,209 3,201 1,193 0,184 0,176 0,167 0,159 0,150 1,142 3,133 5,125 7,117 10,109 13,102 16,95 19,87 24,80 28,73 33,67 38,61 43,54 49,49 54,43 60,38 67,33 73,28 80,24 87,20 94,16 101,13 109,10 117,7 124,5 133,3 141,1 150,1 158,0 166,0 175,0 184,1 192,1 200,3 208,5 216,7 224,10 231,13 239,16 246,20 253,24 260,28 266,33 273,38 279,43 285,49 290,54 295,61 300,67 305,73 309,80 313,87 317,95 320,102 323,109 326,117 328,125 330,133 331,142 333,150 333,159">
            <text:p/>
          </draw:polygon>
          <draw:polygon draw:style-name="gr9" draw:layer="layout" svg:width="0.333cm" svg:height="0.334cm" svg:x="0.657cm" svg:y="1.292cm" svg:viewBox="0 0 334 335" draw:points="334,167 333,176 333,184 331,193 330,201 328,209 326,217 323,224 320,232 317,240 314,247 309,254 305,261 300,267 295,274 290,280 284,286 279,291 273,297 266,302 260,306 253,310 246,315 239,318 231,321 224,324 216,327 208,329 200,331 192,333 183,334 175,335 166,335 158,335 149,334 141,333 132,331 124,329 117,327 109,324 101,321 94,318 87,315 80,310 73,306 67,302 60,297 54,291 48,286 43,280 38,274 33,267 28,261 24,254 20,247 16,240 12,232 10,224 7,217 5,209 3,201 1,193 0,184 0,176 0,167 0,159 0,150 1,142 3,133 5,125 7,117 10,109 12,102 16,95 20,87 24,80 28,73 33,67 38,60 43,54 48,49 54,43 60,38 67,33 73,28 80,24 87,20 94,16 101,13 109,10 117,7 124,5 132,3 141,1 149,1 158,0 166,0 175,0 183,1 192,1 200,3 208,5 216,7 224,10 231,13 239,16 246,20 253,24 260,28 266,33 273,38 279,43 284,49 290,54 295,60 300,67 305,73 309,80 314,87 317,95 320,102 323,109 326,117 328,125 330,133 331,142 333,150 333,159">
            <text:p/>
          </draw:polygon>
          <draw:polygon draw:style-name="gr7" draw:layer="layout" svg:width="0.333cm" svg:height="0.334cm" svg:x="0.657cm" svg:y="1.292cm" svg:viewBox="0 0 334 335" draw:points="334,167 333,176 333,184 331,193 330,201 328,209 326,217 323,224 320,232 317,240 314,247 309,254 305,261 300,267 295,274 290,280 284,286 279,291 273,297 266,302 260,306 253,310 246,315 239,318 231,321 224,324 216,327 208,329 200,331 192,333 183,334 175,335 166,335 158,335 149,334 141,333 132,331 124,329 117,327 109,324 101,321 94,318 87,315 80,310 73,306 67,302 60,297 54,291 48,286 43,280 38,274 33,267 28,261 24,254 20,247 16,240 12,232 10,224 7,217 5,209 3,201 1,193 0,184 0,176 0,167 0,159 0,150 1,142 3,133 5,125 7,117 10,109 12,102 16,95 20,87 24,80 28,73 33,67 38,60 43,54 48,49 54,43 60,38 67,33 73,28 80,24 87,20 94,16 101,13 109,10 117,7 124,5 132,3 141,1 149,1 158,0 166,0 175,0 183,1 192,1 200,3 208,5 216,7 224,10 231,13 239,16 246,20 253,24 260,28 266,33 273,38 279,43 284,49 290,54 295,60 300,67 305,73 309,80 314,87 317,95 320,102 323,109 326,117 328,125 330,133 331,142 333,150 333,159">
            <text:p/>
          </draw:polygon>
          <draw:polygon draw:style-name="gr10" draw:layer="layout" svg:width="1.654cm" svg:height="0.567cm" svg:x="0.005cm" svg:y="0.41cm" svg:viewBox="0 0 1655 568" draw:points="1655,284 1653,298 1650,313 1645,327 1638,341 1628,354 1617,368 1604,381 1589,394 1573,407 1554,419 1534,431 1513,442 1490,453 1465,464 1439,474 1412,484 1383,494 1353,503 1322,511 1289,519 1256,526 1221,533 1186,539 1149,545 1111,550 1073,555 1034,559 993,562 953,564 912,566 869,567 827,568 784,567 742,566 701,564 660,562 620,559 581,555 543,550 505,545 468,539 433,533 398,526 364,519 332,511 301,503 271,494 242,484 215,474 188,464 164,453 141,442 119,431 99,419 81,407 65,394 50,381 37,368 25,354 16,341 9,327 4,313 0,298 0,284 0,269 4,255 9,240 16,226 25,213 37,199 50,186 65,173 81,160 99,148 119,136 141,125 164,114 188,103 215,93 242,83 271,73 301,64 332,56 364,48 398,41 433,34 468,28 505,22 543,17 581,12 620,8 660,5 701,3 742,1 784,0 827,0 869,0 912,1 953,3 993,5 1034,8 1073,12 1111,17 1149,22 1186,28 1221,34 1256,41 1289,48 1322,56 1353,64 1383,73 1412,83 1439,93 1465,103 1490,114 1513,125 1534,136 1554,148 1573,160 1589,173 1604,186 1617,199 1628,213 1638,226 1645,240 1650,255 1653,269">
            <text:p/>
          </draw:polygon>
          <draw:polygon draw:style-name="gr11" draw:layer="layout" svg:width="0.837cm" svg:height="0.288cm" svg:x="0.827cm" svg:y="0.693cm" svg:viewBox="0 0 838 289" draw:points="4,289 26,289 47,289 68,288 89,287 110,287 131,285 151,284 172,283 192,282 212,280 231,278 251,276 271,274 290,272 309,269 328,266 346,263 364,261 382,258 400,254 418,251 435,248 451,244 469,240 485,236 501,232 517,228 532,223 548,219 562,215 577,210 591,205 606,200 619,195 632,190 645,185 658,179 670,174 676,171 682,168 688,166 693,163 699,160 705,157 710,154 715,151 720,148 725,145 730,142 735,139 740,136 745,133 749,130 754,127 758,124 762,120 766,117 770,114 774,111 778,107 782,104 786,101 789,97 792,94 796,91 799,87 802,84 805,80 808,77 810,73 813,70 815,66 818,63 820,59 822,56 824,52 826,48 827,45 829,41 831,37 832,34 833,30 834,26 835,22 836,18 836,15 837,11 837,7 838,3 838,0 827,0 827,3 827,6 827,10 826,13 826,17 825,20 824,24 823,27 822,30 821,34 820,37 818,40 817,44 815,47 813,51 811,54 809,57 807,61 805,64 802,67 800,70 797,74 794,77 791,80 789,84 785,87 782,90 779,93 775,97 772,99 768,103 764,106 760,109 756,112 752,116 748,118 743,121 739,124 735,128 730,130 725,134 720,136 715,139 710,142 705,145 699,148 694,151 689,154 683,156 678,159 671,162 666,165 654,170 641,176 629,181 615,186 602,191 588,195 574,200 560,205 545,209 530,214 514,218 499,222 482,226 466,230 450,234 433,238 416,241 398,244 380,248 362,251 344,254 326,256 307,259 288,261 269,264 250,266 230,268 211,270 191,272 171,273 151,274 130,275 110,276 89,277 68,278 47,278 26,278 4,278 3,279 2,279 2,280 1,280 0,281 0,282 0,283 0,284 0,284 0,286 0,287 1,287 2,288 2,289 3,289">
            <text:p/>
          </draw:polygon>
          <draw:polygon draw:style-name="gr11" draw:layer="layout" svg:width="0.832cm" svg:height="0.293cm" svg:x="0cm" svg:y="0.688cm" svg:viewBox="0 0 833 294" draw:points="0,5 0,9 0,12 0,16 1,20 1,24 2,28 3,31 4,35 5,39 6,43 8,46 10,50 11,54 13,57 15,61 17,64 19,68 21,72 24,75 27,79 29,82 32,86 35,89 38,92 41,96 45,99 48,103 51,106 55,109 59,113 62,116 67,119 70,122 75,126 79,129 83,132 88,135 92,138 97,141 102,144 107,148 112,151 117,154 122,156 127,159 133,162 138,165 144,168 149,171 155,174 161,177 167,179 179,185 192,190 205,195 218,200 231,205 246,210 260,215 275,220 289,224 304,229 320,233 336,237 352,241 369,245 385,249 402,253 420,256 437,259 455,263 473,266 491,268 509,272 529,274 548,277 566,279 586,281 606,283 625,285 645,287 665,288 686,289 706,290 727,292 748,292 769,293 790,294 811,294 833,294 833,283 811,283 790,283 769,283 748,282 727,281 707,280 686,279 666,278 646,277 626,275 606,273 587,271 568,269 549,266 530,264 511,261 493,259 475,256 457,253 439,249 422,246 404,243 387,239 371,235 354,231 339,227 323,223 307,219 292,214 277,210 263,205 249,201 235,196 222,191 208,186 196,181 183,175 171,170 166,167 160,164 154,161 148,159 143,156 138,153 132,151 127,148 122,144 117,142 112,139 107,136 102,133 98,130 94,127 89,124 85,121 81,118 77,114 73,111 69,108 65,105 62,102 58,99 55,95 52,92 48,89 45,86 43,82 40,79 37,76 35,73 32,69 30,66 28,63 25,59 24,56 22,53 20,49 19,46 17,42 16,39 15,36 13,32 13,29 12,26 11,22 11,18 10,15 10,12 10,8 10,5 10,3 9,3 9,2 8,1 7,0 6,0 5,0 5,0 3,0 3,0 2,0 1,1 0,2 0,3 0,3">
            <text:p/>
          </draw:polygon>
          <draw:polygon draw:style-name="gr11" draw:layer="layout" svg:width="0.837cm" svg:height="0.289cm" svg:x="0cm" svg:y="0.405cm" svg:viewBox="0 0 838 290" draw:points="832,0 811,0 790,0 769,0 748,1 727,2 706,3 685,4 665,6 645,7 625,9 606,10 586,12 566,15 547,17 528,19 509,22 491,25 473,28 455,31 437,34 420,38 402,41 385,45 368,48 352,52 336,56 320,60 304,65 289,69 275,74 260,79 246,83 231,88 218,93 205,98 192,104 179,109 167,115 161,117 155,120 149,123 144,126 138,129 133,131 127,134 122,137 117,140 112,143 106,146 102,149 97,153 92,156 88,159 83,162 79,165 75,168 70,172 67,175 62,178 59,181 55,185 51,188 48,191 45,195 41,198 38,201 35,205 32,208 29,212 27,215 24,218 21,222 19,226 17,230 15,233 13,237 11,240 10,244 8,247 6,251 5,255 4,259 3,262 2,266 1,270 1,274 0,278 0,281 0,285 0,290 10,290 10,286 10,282 10,279 11,275 11,272 12,268 13,265 13,262 15,258 16,255 17,251 19,248 20,245 22,241 24,238 25,235 28,231 30,228 32,224 35,221 37,218 40,214 43,211 45,208 48,205 52,202 55,198 58,195 62,192 65,189 69,185 73,182 77,179 81,176 85,173 89,170 94,167 98,164 102,161 107,158 112,155 117,152 122,149 127,146 132,143 138,140 143,137 148,135 154,132 159,129 166,126 171,124 183,118 196,113 208,108 222,103 235,98 249,93 263,88 277,84 292,79 307,75 323,70 338,66 354,62 371,58 387,54 404,51 421,47 439,44 456,41 475,38 493,35 511,32 529,29 549,27 568,25 587,23 606,21 626,19 646,17 666,16 686,14 707,13 727,12 748,11 769,11 790,10 811,10 832,10 834,10 835,9 835,9 836,8 837,8 837,7 838,6 838,5 838,4 837,3 837,2 836,1 835,1 835,0 834,0">
            <text:p/>
          </draw:polygon>
          <draw:polygon draw:style-name="gr11" draw:layer="layout" svg:width="0.832cm" svg:height="0.289cm" svg:x="0.832cm" svg:y="0.405cm" svg:viewBox="0 0 833 290" draw:points="833,290 833,285 832,281 832,278 831,274 831,270 830,266 829,262 828,259 827,255 826,251 824,247 822,244 821,240 819,237 817,233 815,230 813,226 810,222 808,218 805,215 803,212 800,208 797,205 794,201 791,198 787,195 784,191 781,188 777,185 773,181 769,178 765,175 761,172 757,168 753,165 749,162 744,159 740,156 735,153 730,149 725,146 720,143 715,140 710,137 705,134 700,131 694,129 688,126 677,120 665,115 653,109 640,104 627,98 614,93 601,88 587,83 572,79 558,74 543,69 528,65 512,60 496,56 480,52 464,48 447,45 430,41 413,38 395,34 377,31 359,28 341,25 323,22 304,19 285,17 266,15 246,12 227,10 207,9 187,7 167,6 147,4 126,3 105,2 85,1 64,0 42,0 21,0 0,0 0,10 21,10 42,10 63,11 84,11 105,12 125,13 146,14 166,16 186,17 206,19 226,21 245,23 264,25 284,27 302,29 321,32 340,35 357,38 375,41 393,44 411,47 428,51 445,54 461,58 478,62 494,66 509,70 525,75 540,79 555,84 569,88 583,93 597,98 610,103 624,108 636,113 649,118 661,124 673,129 684,135 689,137 695,140 700,143 705,146 710,149 715,152 720,155 725,158 730,161 734,164 738,167 743,170 747,173 751,176 755,179 759,182 763,185 767,189 770,192 774,195 777,198 780,202 784,205 786,208 789,211 792,214 795,218 797,221 800,224 802,228 804,231 806,235 808,238 810,241 812,245 813,248 815,251 816,255 817,258 818,262 819,265 820,268 821,272 821,275 822,279 822,282 822,286 822,290">
            <text:p/>
          </draw:polygon>
          <draw:polygon draw:style-name="gr10" draw:layer="layout" svg:width="1.656cm" svg:height="0.405cm" svg:x="0.002cm" svg:y="0.296cm" svg:viewBox="0 0 1657 406" draw:points="0,0 0,406 1657,406 1657,0">
            <text:p/>
          </draw:polygon>
          <draw:polygon draw:style-name="gr12" draw:layer="layout" svg:width="1.654cm" svg:height="0.567cm" svg:x="0.005cm" svg:y="0.005cm" svg:viewBox="0 0 1655 568" draw:points="1655,284 1653,298 1650,313 1645,327 1638,341 1628,355 1617,368 1604,381 1589,394 1573,407 1554,419 1534,431 1513,443 1490,454 1465,464 1439,475 1412,484 1383,494 1353,503 1322,511 1289,519 1256,526 1221,533 1186,540 1149,545 1111,551 1073,555 1034,559 993,562 953,564 912,566 869,567 827,568 784,567 742,566 701,564 660,562 620,559 581,555 543,551 505,545 468,540 433,533 398,526 364,519 332,511 301,503 271,494 242,484 215,475 188,464 164,454 141,443 119,431 99,419 81,407 65,394 50,381 37,368 25,355 16,341 9,327 4,313 0,298 0,284 0,269 4,254 9,240 16,226 25,213 37,199 50,186 65,173 81,160 99,148 119,136 141,125 164,113 188,103 215,92 242,83 271,73 301,64 332,56 364,48 398,41 433,34 468,27 505,22 543,17 581,12 620,8 660,5 701,3 742,1 784,0 827,0 869,0 912,1 953,3 993,5 1034,8 1073,12 1111,17 1149,22 1186,27 1221,34 1256,41 1289,48 1322,56 1353,64 1383,73 1412,83 1439,92 1465,103 1490,113 1513,125 1534,136 1554,148 1573,160 1589,173 1604,186 1617,199 1628,213 1638,226 1645,240 1650,254 1653,269">
            <text:p/>
          </draw:polygon>
          <draw:polygon draw:style-name="gr11" draw:layer="layout" svg:width="0.837cm" svg:height="0.289cm" svg:x="0.827cm" svg:y="0.288cm" svg:viewBox="0 0 838 290" draw:points="4,290 26,290 47,289 68,289 89,288 110,287 131,286 151,285 172,284 192,282 212,281 231,279 251,277 271,275 290,272 309,270 328,267 346,265 364,261 382,258 400,255 418,252 435,248 451,244 469,241 485,237 501,233 517,229 532,224 548,220 562,215 577,211 591,206 606,201 619,196 632,191 645,186 658,180 670,175 676,172 682,169 688,166 693,164 699,160 705,158 710,155 715,152 720,149 725,146 730,143 735,139 740,137 745,133 749,130 754,127 758,124 762,121 766,118 770,114 774,111 778,108 782,105 786,101 789,98 792,95 796,91 799,88 802,84 805,81 808,77 810,74 813,70 815,67 818,63 820,60 822,56 824,52 826,49 827,45 829,41 831,38 832,34 833,30 834,26 835,23 836,19 836,15 837,11 837,7 838,4 838,0 827,0 827,3 827,6 827,10 826,14 826,17 825,20 824,24 823,27 822,31 821,34 820,37 818,41 817,44 815,48 813,51 811,54 809,58 807,61 805,64 802,68 800,71 797,74 794,77 791,81 789,84 785,87 782,91 779,94 775,97 772,100 768,103 764,106 760,110 756,113 752,116 748,119 743,122 739,125 735,128 730,131 725,134 720,137 715,140 710,143 705,146 699,149 694,151 689,154 683,157 678,160 671,162 666,165 654,171 641,176 629,181 615,187 602,191 588,196 574,201 560,206 545,210 530,215 514,219 499,223 482,227 466,231 450,235 433,238 416,242 398,245 380,248 362,251 344,255 326,257 307,260 288,262 269,265 250,266 230,268 211,270 191,272 171,274 151,275 130,276 110,277 89,278 68,279 47,279 26,279 4,279 3,279 2,280 2,280 1,281 0,282 0,283 0,283 0,284 0,285 0,286 0,287 1,288 2,289 2,289 3,290">
            <text:p/>
          </draw:polygon>
          <draw:polygon draw:style-name="gr11" draw:layer="layout" svg:width="0.832cm" svg:height="0.294cm" svg:x="0cm" svg:y="0.283cm" svg:viewBox="0 0 833 295" draw:points="0,5 0,9 0,13 0,16 1,20 1,24 2,28 3,32 4,35 5,39 6,43 8,47 10,50 11,54 13,57 15,61 17,65 19,68 21,72 24,75 27,79 29,82 32,86 35,89 38,93 41,96 45,100 48,103 51,106 55,110 59,113 62,116 67,120 70,123 75,126 79,129 83,132 88,135 92,139 97,142 102,145 107,148 112,151 117,154 122,157 127,160 133,163 138,166 144,169 149,171 155,174 161,177 167,180 179,185 192,191 205,196 218,201 231,206 246,211 260,216 275,220 289,225 304,229 320,234 336,238 352,242 369,246 385,249 402,253 420,257 437,260 455,263 473,266 491,270 509,272 529,275 548,277 566,280 586,282 606,284 625,286 645,287 665,289 686,290 706,291 727,292 748,293 769,294 790,294 811,295 833,295 833,284 811,284 790,284 769,284 748,283 727,282 707,281 686,280 666,279 646,277 626,276 606,273 587,271 568,270 549,267 530,265 511,262 493,260 475,256 457,253 439,250 422,247 404,243 387,240 371,236 354,232 339,228 323,224 307,220 292,215 277,211 263,206 249,201 235,197 222,192 208,186 196,181 183,176 171,170 166,168 160,165 154,162 148,159 143,156 138,154 132,151 127,148 122,145 117,142 112,139 107,136 102,133 98,130 94,127 89,124 85,121 81,118 77,115 73,112 69,109 65,105 62,102 58,99 55,96 52,92 48,89 45,86 43,83 40,80 37,76 35,73 32,70 30,66 28,63 25,60 24,56 22,53 20,49 19,46 17,43 16,39 15,36 13,32 13,29 12,26 11,22 11,19 10,15 10,12 10,8 10,5 10,4 9,3 9,2 8,1 7,1 6,0 5,0 5,0 3,0 3,0 2,1 1,1 0,2 0,3 0,4">
            <text:p/>
          </draw:polygon>
          <draw:polygon draw:style-name="gr11" draw:layer="layout" svg:width="0.837cm" svg:height="0.288cm" svg:x="0cm" svg:y="0cm" svg:viewBox="0 0 838 289" draw:points="832,0 811,0 790,0 769,0 748,1 727,2 706,3 685,4 665,5 645,7 625,8 606,10 586,12 566,15 547,17 528,19 509,22 491,25 473,28 455,31 437,34 420,37 402,40 385,44 368,48 352,52 336,56 320,60 304,64 289,69 275,73 260,78 246,83 231,88 218,93 205,98 192,103 179,108 167,114 161,117 155,120 149,123 144,125 138,128 133,131 127,134 122,137 117,140 112,143 106,146 102,149 97,152 92,155 88,158 83,161 79,164 75,168 70,171 67,174 62,177 59,181 55,184 51,187 48,191 45,194 41,197 38,201 35,204 32,207 29,211 27,214 24,218 21,222 19,225 17,229 15,233 13,236 11,240 10,243 8,247 6,251 5,254 4,258 3,262 2,266 1,270 1,273 0,277 0,281 0,285 0,289 10,289 10,285 10,282 10,278 11,275 11,271 12,268 13,264 13,261 15,257 16,254 17,251 19,247 20,244 22,241 24,237 25,234 28,231 30,227 32,224 35,221 37,217 40,214 43,211 45,207 48,204 52,201 55,198 58,195 62,191 65,188 69,185 73,182 77,179 81,176 85,173 89,170 94,166 98,163 102,160 107,157 112,154 117,152 122,149 127,146 132,143 138,140 143,137 148,134 154,131 159,129 166,126 171,123 183,118 196,112 208,107 222,102 235,98 249,93 263,88 277,83 292,79 307,74 323,70 338,66 354,62 371,58 387,54 404,51 421,47 439,44 456,40 475,37 493,34 511,32 529,29 549,27 568,25 587,22 606,20 626,18 646,17 666,15 686,14 707,13 727,12 748,11 769,10 790,10 811,10 832,10 834,10 835,9 835,9 836,8 837,7 837,6 838,5 838,5 838,3 837,3 837,2 836,1 835,0 835,0 834,0">
            <text:p/>
          </draw:polygon>
          <draw:polygon draw:style-name="gr11" draw:layer="layout" svg:width="0.832cm" svg:height="0.288cm" svg:x="0.832cm" svg:y="0cm" svg:viewBox="0 0 833 289" draw:points="833,289 833,285 832,281 832,277 831,273 831,270 830,266 829,262 828,258 827,254 826,251 824,247 822,243 821,240 819,236 817,233 815,229 813,225 810,222 808,218 805,214 803,211 800,207 797,204 794,201 791,197 787,194 784,191 781,187 777,184 773,181 769,177 765,174 761,171 757,168 753,164 749,161 744,158 740,155 735,152 730,149 725,146 720,143 715,140 710,137 705,134 700,131 694,128 688,125 677,120 665,114 653,108 640,103 627,98 614,93 601,88 587,83 572,78 558,73 543,69 528,64 512,60 496,56 480,52 464,48 447,44 430,40 413,37 395,34 377,31 359,28 341,25 323,22 304,19 285,17 266,15 246,12 227,10 207,8 187,7 167,5 147,4 126,3 105,2 85,1 64,0 42,0 21,0 0,0 0,10 21,10 42,10 63,10 84,11 105,12 125,13 146,14 166,15 186,17 206,18 226,20 245,22 264,25 284,27 302,29 321,32 340,34 357,37 375,40 393,44 411,47 428,51 445,54 461,58 478,62 494,66 509,70 525,74 540,79 555,83 569,88 583,93 597,98 610,102 624,107 636,112 649,118 661,123 673,129 684,134 689,137 695,140 700,143 705,146 710,149 715,152 720,154 725,157 730,160 734,163 738,166 743,170 747,173 751,176 755,179 759,182 763,185 767,188 770,191 774,195 777,198 780,201 784,204 786,207 789,211 792,214 795,217 797,221 800,224 802,227 804,231 806,234 808,237 810,241 812,244 813,247 815,251 816,254 817,257 818,261 819,264 820,268 821,271 821,275 822,278 822,282 822,285 822,289">
            <text:p/>
          </draw:polygon>
          <draw:polygon draw:style-name="gr13" draw:layer="layout" svg:width="0.544cm" svg:height="0.184cm" svg:x="0.853cm" svg:y="0.082cm" svg:viewBox="0 0 545 185" draw:points="0,144 121,185 410,69 545,102 474,0 126,0 271,35">
            <text:p/>
          </draw:polygon>
          <draw:polygon draw:style-name="gr13" draw:layer="layout" svg:width="0.544cm" svg:height="0.184cm" svg:x="0.259cm" svg:y="0.302cm" svg:viewBox="0 0 545 185" draw:points="545,40 423,0 134,115 0,82 70,185 418,185 272,149">
            <text:p/>
          </draw:polygon>
          <draw:polygon draw:style-name="gr13" draw:layer="layout" svg:width="0.544cm" svg:height="0.184cm" svg:x="0.288cm" svg:y="0.077cm" svg:viewBox="0 0 545 185" draw:points="0,40 121,0 410,115 545,82 474,185 126,185 271,149">
            <text:p/>
          </draw:polygon>
          <draw:polygon draw:style-name="gr13" draw:layer="layout" svg:width="0.544cm" svg:height="0.184cm" svg:x="0.835cm" svg:y="0.315cm" svg:viewBox="0 0 545 185" draw:points="545,144 422,185 134,69 0,102 70,0 418,0 273,35">
            <text:p/>
          </draw:polygon>
          <draw:polygon draw:style-name="gr8" draw:layer="layout" svg:width="0.544cm" svg:height="0.184cm" svg:x="0.863cm" svg:y="0.092cm" svg:viewBox="0 0 545 185" draw:points="0,144 122,185 410,69 545,102 474,0 126,0 271,35">
            <text:p/>
          </draw:polygon>
          <draw:polygon draw:style-name="gr8" draw:layer="layout" svg:width="0.544cm" svg:height="0.184cm" svg:x="0.269cm" svg:y="0.312cm" svg:viewBox="0 0 545 185" draw:points="545,40 423,0 134,115 0,82 70,185 418,185 273,149">
            <text:p/>
          </draw:polygon>
          <draw:polygon draw:style-name="gr8" draw:layer="layout" svg:width="0.544cm" svg:height="0.184cm" svg:x="0.298cm" svg:y="0.087cm" svg:viewBox="0 0 545 185" draw:points="0,40 122,0 410,115 545,82 474,185 126,185 271,149">
            <text:p/>
          </draw:polygon>
          <draw:polygon draw:style-name="gr8" draw:layer="layout" svg:width="0.544cm" svg:height="0.184cm" svg:x="0.845cm" svg:y="0.325cm" svg:viewBox="0 0 545 185" draw:points="545,144 422,185 134,69 0,102 71,0 418,0 273,35">
            <text:p/>
          </draw:polygon>
          <draw:polygon draw:style-name="gr11" draw:layer="layout" svg:width="0.01cm" svg:height="0.005cm" svg:x="0cm" svg:y="0.288cm" svg:viewBox="0 0 11 6" draw:points="11,6 11,0 0,0 0,6">
            <text:p/>
          </draw:polygon>
          <draw:polygon draw:style-name="gr11" draw:layer="layout" svg:width="0.01cm" svg:height="0.407cm" svg:x="0cm" svg:y="0.294cm" svg:viewBox="0 0 11 408" draw:points="11,408 11,0 0,0 0,408">
            <text:p/>
          </draw:polygon>
          <draw:polygon draw:style-name="gr11" draw:layer="layout" svg:width="0.01cm" svg:height="0.005cm" svg:x="0cm" svg:y="0.701cm" svg:viewBox="0 0 11 6" draw:points="0,0 0,6 11,6 11,0">
            <text:p/>
          </draw:polygon>
          <draw:polygon draw:style-name="gr11" draw:layer="layout" svg:width="0.01cm" svg:height="0.005cm" svg:x="1.653cm" svg:y="0.288cm" svg:viewBox="0 0 11 6" draw:points="11,6 11,0 0,0 0,6">
            <text:p/>
          </draw:polygon>
          <draw:polygon draw:style-name="gr11" draw:layer="layout" svg:width="0.01cm" svg:height="0.407cm" svg:x="1.653cm" svg:y="0.294cm" svg:viewBox="0 0 11 408" draw:points="11,408 11,0 0,0 0,408">
            <text:p/>
          </draw:polygon>
          <draw:polygon draw:style-name="gr11" draw:layer="layout" svg:width="0.01cm" svg:height="0.005cm" svg:x="1.653cm" svg:y="0.701cm" svg:viewBox="0 0 11 6" draw:points="0,0 0,6 11,6 11,0">
            <text:p/>
          </draw:polygon>
          <draw:polygon draw:style-name="gr13" draw:layer="layout" svg:width="0.374cm" svg:height="0.361cm" svg:x="0.655cm" svg:y="0.602cm" svg:viewBox="0 0 375 362" draw:points="0,0 90,0 187,225 278,0 375,0 227,362 146,362">
            <text:p/>
          </draw:polygon>
          <draw:polygon draw:style-name="gr8" draw:layer="layout" svg:width="0.374cm" svg:height="0.361cm" svg:x="0.648cm" svg:y="0.596cm" svg:viewBox="0 0 375 362" draw:points="0,0 90,0 187,225 278,0 375,0 228,362 147,36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ccess Gateway</dc:title>
    <meta:creation-date>2011-02-07T16:45:19</meta:creation-date>
    <meta:editing-duration>P0D</meta:editing-duration>
    <meta:editing-cycles>1</meta:editing-cycles>
    <meta:document-statistic meta:object-count="64"/>
    <meta:generator>OpenOffice.org/3.3$Linux OpenOffice.org_project/330m20$Build-9567</meta:generator>
  </office:meta>
</office:document-meta>
</file>